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e627" officeooo:paragraph-rsid="000ee627" style:font-size-asian="16pt" style:font-weight-asian="bold" style:font-size-complex="16pt" style:font-weight-complex="bold"/>
    </style:style>
    <style:style style:name="P2" style:family="paragraph" style:parent-style-name="Standard" style:list-style-name="L1">
      <style:paragraph-properties fo:text-align="center" style:justify-single-word="false"/>
      <style:text-properties fo:font-size="16pt" style:text-underline-style="solid" style:text-underline-width="auto" style:text-underline-color="font-color" fo:font-weight="bold" officeooo:rsid="00053f76" officeooo:paragraph-rsid="00053f76" style:font-size-asian="16pt" style:font-weight-asian="bold" style:font-size-complex="16pt" style:font-weight-complex="bold"/>
    </style:style>
    <style:style style:name="P3" style:family="paragraph" style:parent-style-name="Standard" style:list-style-name="L1">
      <style:paragraph-properties fo:text-align="justify" style:justify-single-word="false"/>
      <style:text-properties fo:font-size="12pt" officeooo:rsid="00039e4c" officeooo:paragraph-rsid="000577cd" style:font-size-asian="12pt" style:font-size-complex="12pt"/>
    </style:style>
    <style:style style:name="P4" style:family="paragraph" style:parent-style-name="Standard" style:list-style-name="L1">
      <style:paragraph-properties fo:text-align="center" style:justify-single-word="false"/>
      <style:text-properties fo:font-size="16pt" style:text-underline-style="solid" style:text-underline-width="auto" style:text-underline-color="font-color" fo:font-weight="bold" officeooo:rsid="000577cd" officeooo:paragraph-rsid="000577cd" style:font-size-asian="16pt" style:font-weight-asian="bold" style:font-size-complex="16pt" style:font-weight-complex="bold"/>
    </style:style>
    <style:style style:name="P5" style:family="paragraph" style:parent-style-name="Standard" style:list-style-name="L1">
      <style:paragraph-properties fo:text-align="justify" style:justify-single-word="false"/>
      <style:text-properties officeooo:paragraph-rsid="000a0b4d"/>
    </style:style>
    <style:style style:name="P6" style:family="paragraph" style:parent-style-name="Standard" style:list-style-name="L1">
      <style:paragraph-properties fo:text-align="justify" style:justify-single-word="false"/>
      <style:text-properties fo:font-size="12pt" officeooo:rsid="0009be1e" officeooo:paragraph-rsid="000a0b4d" style:font-size-asian="12pt" style:font-size-complex="12pt"/>
    </style:style>
    <style:style style:name="P7" style:family="paragraph" style:parent-style-name="Standard" style:list-style-name="L1">
      <style:paragraph-properties fo:text-align="justify" style:justify-single-word="false"/>
      <style:text-properties fo:font-size="12pt" officeooo:rsid="000a0b4d" officeooo:paragraph-rsid="000a0b4d" style:font-size-asian="12pt" style:font-size-complex="12pt"/>
    </style:style>
    <style:style style:name="P8" style:family="paragraph" style:parent-style-name="Standard" style:list-style-name="L1">
      <style:paragraph-properties fo:text-align="center" style:justify-single-word="false"/>
      <style:text-properties fo:font-size="16pt" style:text-underline-style="solid" style:text-underline-width="auto" style:text-underline-color="font-color" fo:font-weight="bold" officeooo:rsid="000bd215" officeooo:paragraph-rsid="000bd215"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text-properties fo:font-size="12pt" officeooo:rsid="000bd215" officeooo:paragraph-rsid="000cf325" style:font-size-asian="12pt" style:font-size-complex="12pt"/>
    </style:style>
    <style:style style:name="P10" style:family="paragraph" style:parent-style-name="Standard" style:list-style-name="L1">
      <style:paragraph-properties fo:text-align="center" style:justify-single-word="false"/>
      <style:text-properties fo:font-size="16pt" style:text-underline-style="solid" style:text-underline-width="auto" style:text-underline-color="font-color" fo:font-weight="bold" officeooo:rsid="000cf325" officeooo:paragraph-rsid="000cf325" style:font-size-asian="16pt" style:font-weight-asian="bold" style:font-size-complex="16pt" style:font-weight-complex="bold"/>
    </style:style>
    <style:style style:name="P11" style:family="paragraph" style:parent-style-name="Standard" style:list-style-name="L1">
      <style:paragraph-properties fo:text-align="start" style:justify-single-word="false"/>
      <style:text-properties fo:font-size="12pt" officeooo:rsid="000cf325" officeooo:paragraph-rsid="000cf325" style:font-size-asian="10.5pt" style:font-size-complex="12pt"/>
    </style:style>
    <style:style style:name="P12" style:family="paragraph" style:parent-style-name="Standard" style:list-style-name="L2">
      <style:paragraph-properties fo:text-align="justify" style:justify-single-word="false"/>
      <style:text-properties fo:font-size="12pt" officeooo:paragraph-rsid="00032c2d" style:font-size-asian="12pt" style:font-size-complex="12pt"/>
    </style:style>
    <style:style style:name="T1" style:family="text">
      <style:text-properties officeooo:rsid="00049e37"/>
    </style:style>
    <style:style style:name="T2" style:family="text">
      <style:text-properties officeooo:rsid="00053f76"/>
    </style:style>
    <style:style style:name="T3" style:family="text">
      <style:text-properties officeooo:rsid="0009be1e"/>
    </style:style>
    <style:style style:name="T4" style:family="text">
      <style:text-properties fo:font-size="12pt" officeooo:rsid="000577cd" style:font-size-asian="12pt" style:font-size-complex="12pt"/>
    </style:style>
    <style:style style:name="T5" style:family="text">
      <style:text-properties fo:font-size="12pt" officeooo:rsid="0009173e" style:font-size-asian="12pt" style:font-size-complex="12pt"/>
    </style:style>
    <style:style style:name="T6" style:family="text">
      <style:text-properties fo:font-size="12pt" officeooo:rsid="0009be1e" style:font-size-asian="12pt" style:font-size-complex="12pt"/>
    </style:style>
    <style:style style:name="T7" style:family="text">
      <style:text-properties fo:font-size="12pt" officeooo:rsid="00108d95" style:font-size-asian="12pt" style:font-size-complex="12pt"/>
    </style:style>
    <style:style style:name="T8" style:family="text">
      <style:text-properties officeooo:rsid="000a0b4d"/>
    </style:style>
    <style:style style:name="T9" style:family="text">
      <style:text-properties officeooo:rsid="00108d95"/>
    </style:style>
    <style:style style:name="T10" style:family="text">
      <style:text-properties officeooo:rsid="000cf325"/>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ee627" style:font-weight-asian="normal" style:font-weight-complex="normal"/>
    </style:style>
    <style:style style:name="T13" style:family="text">
      <style:text-properties style:text-underline-style="none" fo:font-weight="normal" officeooo:rsid="00108d95" style:font-weight-asian="normal" style:font-weight-complex="normal"/>
    </style:style>
    <style:style style:name="T14" style:family="text">
      <style:text-properties fo:font-size="12pt" officeooo:rsid="0000ea42"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text:p>
      <text:list text:style-name="L1">
        <text:list-item>
          <text:p text:style-name="P2">Contexte du projet</text:p>
          <text:p text:style-name="P3">Dans le cadre du mini projet du module Bases de données, <text:span text:style-name="T1">il nous a été demandé de concevoir un modèle conceptuel de base de données selon Merise. Notre objectif est de réaliser ce travail dans le domaine du Cinéma et pour se faire, </text:span><text:span text:style-name="T2">la</text:span><text:span text:style-name="T1"> ligne de conduite </text:span><text:span text:style-name="T2">se déroule</text:span><text:span text:style-name="T1"> en deux étapes : l’analyse des besoins et le modèle conceptuel proprement dit. </text:span><text:span text:style-name="T2">Ce modèle permettra de structurer les informations necessaires au suivi des œuvres, des utilisateurs, des statistiques et des professionnels impliqués. </text:span><text:span text:style-name="T3">Cette étape de conception est indispensable pour la mise en place du modèle logique et la base de données physique.</text:span></text:p>
        </text:list-item>
        <text:list-item>
          <text:p text:style-name="P4">Démarche de conception</text:p>
          <text:p text:style-name="P5"><text:span text:style-name="T4">Dans un premier temps,</text:span><text:span text:style-name="T5"> un prompt disponible dans un document joint à celui-ci et qui suit le framework RICARDO a été inséré dans une IA générative. Il était concrètement demandé à l’IAG de nous fournir les règles de gestion et un dictionnaire de données également disponibles </text:span><text:span text:style-name="T6">via </text:span><text:span text:style-name="T5">d’autres documents joints à celui-</text:span><text:span text:style-name="T7">ci</text:span><text:span text:style-name="T5">. </text:span><text:span text:style-name="T6">La conception a été réalisée ensuite selon la méthode Mérise en utilisant le logiciel Looping. La démarche était la suivante : </text:span></text:p>
          <text:p text:style-name="P6">- Utilisation des règles de gestion fournies par l’IAG afin d’identifier les entités et le<text:span text:style-name="T8">urs</text:span> <text:span text:style-name="T8">associations avec les cardinalités</text:span></text:p>
          <text:p text:style-name="P7">- Utilisation du dictionnaire de données fourni par l’IAG afin d’identifier les attributs des differentes entités avec leur type.</text:p>
          <text:p text:style-name="P7">- Construction du modèle conceptuel de données en représentant les entités les associations et cardinalités.</text:p>
        </text:list-item>
        <text:list-item>
          <text:p text:style-name="P8">Présentation du MCD</text:p>
          <text:p text:style-name="P9">Le MCD obtenu représente la structure des informations n<text:span text:style-name="T9">é</text:span>cessaires au fonctionnement d’une plateforme comme MUBI. Il met en relation les entités principales telles que les œuvres cinématographiques, les utilisateurs, les professionnels, les statistiques, les évènements et les plateformes de diffusion. <text:span text:style-name="T10">Le schéma complet du MCD est présenté dans un document joint au présent rapport.</text:span></text:p>
        </text:list-item>
        <text:list-item>
          <text:p text:style-name="P10">Conclusion</text:p>
          <text:p text:style-name="P11"><text:span text:style-name="T11">Ce travail de modélisation conceptuelle a permis de traduire </text:span><text:span text:style-name="T12">les besoins du système d’information en une structure claire, cohérente et normalisée. Le modèle obtenu facilitera la prochaine étape de conception logique et la mise en œuvre de la base de données, tout en assurant la maintenabilité et l’évolution du sy</text:span><text:span text:style-name="T13">s</text:span><text:span text:style-name="T12">tème.</text:span></text:p>
        </text:list-item>
      </text:list>
      <text:list text:style-name="L2">
        <text:list-header>
          <text:p text:style-name="P12"><text:span text:style-name="T14"/></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fr" fo:country="FR"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Lena TREBAUL</meta:initial-creator>
    <meta:editing-cycles>5</meta:editing-cycles>
    <meta:creation-date>2025-08-26T09:12:00</meta:creation-date>
    <dc:date>2025-10-05T13:11:43.124241800</dc:date>
    <meta:editing-duration>PT16M25S</meta:editing-duration>
    <meta:generator>LibreOffice/25.2.5.2$Windows_X86_64 LibreOffice_project/03d19516eb2e1dd5d4ccd751a0d6f35f35e08022</meta:generator>
    <meta:document-statistic meta:table-count="0" meta:image-count="0" meta:object-count="0" meta:page-count="1" meta:paragraph-count="13" meta:word-count="350" meta:character-count="2219" meta:non-whitespace-character-count="1885"/>
    <meta:user-defined meta:name="AppVersion">16.0000</meta:user-defined>
    <meta:template xlink:type="simple" xlink:actuate="onRequest" xlink:title="Normal.dotm" xlink:href=""/>
  </office:meta>
</office:document-meta>
</file>